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7778in" style:rel-column-width="16316*"/>
    </style:style>
    <style:style style:name="Táblázat7.B" style:family="table-column">
      <style:table-column-properties style:column-width="5.3625in" style:rel-column-width="49219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style:min-row-height="0.4986in" fo:keep-together="always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Standard">
      <style:text-properties officeooo:paragraph-rsid="0075cc03"/>
    </style:style>
    <style:style style:name="P34" style:family="paragraph" style:parent-style-name="Standard">
      <style:text-properties style:font-name="Carlito" fo:font-size="10pt" officeooo:paragraph-rsid="0075cc03" style:font-size-asian="10pt" style:font-size-complex="10pt"/>
    </style:style>
    <style:style style:name="P35" style:family="paragraph" style:parent-style-name="Standard">
      <style:text-properties style:font-name="Carlito" officeooo:paragraph-rsid="0075cc03"/>
    </style:style>
    <style:style style:name="P36" style:family="paragraph" style:parent-style-name="Table_20_Contents">
      <style:paragraph-properties fo:margin-top="0in" fo:margin-bottom="0in" style:contextual-spacing="false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officeooo:paragraph-rsid="0075cc03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9pt" fo:font-weight="bold" officeooo:paragraph-rsid="0075cc0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officeooo:paragraph-rsid="0075cc03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officeooo:paragraph-rsid="0075cc03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weight="bold" officeooo:paragraph-rsid="0075cc03" style:font-size-asian="10pt" style:font-weight-asian="bold" style:font-size-complex="10pt" style:font-weight-complex="bold"/>
    </style:style>
    <style:style style:name="P46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Carlito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left="0.0638in" fo:margin-right="0.0319in" fo:text-indent="0in" style:auto-text-indent="false"/>
      <style:text-properties style:font-name="Carlito"/>
    </style:style>
    <style:style style:name="P57" style:family="paragraph" style:parent-style-name="Text_20_body">
      <style:paragraph-properties fo:break-before="column"/>
      <style:text-properties officeooo:paragraph-rsid="00775f14"/>
    </style:style>
    <style:style style:name="P58" style:family="paragraph" style:parent-style-name="Text_20_body">
      <style:text-properties fo:font-size="10pt" officeooo:paragraph-rsid="00775f14" style:font-size-asian="10pt" style:font-size-complex="10pt"/>
    </style:style>
    <style:style style:name="P59" style:family="paragraph" style:parent-style-name="Text_20_body">
      <style:text-properties officeooo:paragraph-rsid="00775f14"/>
    </style:style>
    <style:style style:name="P60" style:family="paragraph" style:parent-style-name="Text_20_body">
      <style:text-properties style:font-name="Carlito" fo:font-size="10pt" fo:font-weight="normal" officeooo:paragraph-rsid="00775f14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Carlito" fo:font-size="10pt" style:font-size-asian="10pt" style:font-size-complex="10pt"/>
    </style:style>
    <style:style style:name="P62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officeooo:paragraph-rsid="001ff1c9"/>
    </style:style>
    <style:style style:name="P67" style:family="paragraph" style:parent-style-name="Text_20_body">
      <style:text-properties officeooo:paragraph-rsid="0037f3c5"/>
    </style:style>
    <style:style style:name="P68" style:family="paragraph" style:parent-style-name="Text_20_body">
      <style:text-properties officeooo:paragraph-rsid="005d12be"/>
    </style:style>
    <style:style style:name="P6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text-properties officeooo:paragraph-rsid="001c2ac6"/>
    </style:style>
    <style:style style:name="P73" style:family="paragraph" style:parent-style-name="Text_20_body">
      <style:text-properties officeooo:paragraph-rsid="0069259f"/>
    </style:style>
    <style:style style:name="P74" style:family="paragraph" style:parent-style-name="Text_20_body">
      <style:text-properties fo:font-size="12pt" officeooo:paragraph-rsid="001ae915" style:font-size-asian="12pt" style:font-size-complex="12pt"/>
    </style:style>
    <style:style style:name="P75" style:family="paragraph" style:parent-style-name="Text_20_body">
      <style:text-properties officeooo:paragraph-rsid="001ae915"/>
    </style:style>
    <style:style style:name="P76" style:family="paragraph" style:parent-style-name="Text_20_body">
      <style:text-properties officeooo:paragraph-rsid="005d9f2e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8" style:family="paragraph" style:parent-style-name="Text_20_body">
      <style:text-properties officeooo:paragraph-rsid="0073fbca"/>
    </style:style>
    <style:style style:name="P79" style:family="paragraph" style:parent-style-name="Text_20_body">
      <style:text-properties fo:font-size="12pt" officeooo:paragraph-rsid="004c1208" style:font-size-asian="12pt" style:font-size-complex="12pt"/>
    </style:style>
    <style:style style:name="P80" style:family="paragraph" style:parent-style-name="Text_20_body">
      <style:text-properties officeooo:paragraph-rsid="004c1208"/>
    </style:style>
    <style:style style:name="P81" style:family="paragraph" style:parent-style-name="Text_20_body">
      <style:text-properties officeooo:paragraph-rsid="004d9242"/>
    </style:style>
    <style:style style:name="P82" style:family="paragraph" style:parent-style-name="Text_20_body">
      <style:text-properties officeooo:rsid="00556a04" officeooo:paragraph-rsid="004d9242"/>
    </style:style>
    <style:style style:name="P83" style:family="paragraph" style:parent-style-name="Text_20_body">
      <style:text-properties officeooo:rsid="006530c0" officeooo:paragraph-rsid="006530c0"/>
    </style:style>
    <style:style style:name="P84" style:family="paragraph" style:parent-style-name="Text_20_body">
      <style:text-properties fo:font-size="12pt" officeooo:paragraph-rsid="006530c0" style:font-size-asian="12pt" style:font-size-complex="12pt"/>
    </style:style>
    <style:style style:name="P85" style:family="paragraph" style:parent-style-name="Text_20_body">
      <style:text-properties fo:font-size="12pt" style:font-size-asian="12pt" style:font-size-complex="12pt"/>
    </style:style>
    <style:style style:name="P86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7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8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9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0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91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2" style:family="paragraph" style:parent-style-name="Table_20_Contents">
      <style:text-properties officeooo:paragraph-rsid="007331bf"/>
    </style:style>
    <style:style style:name="P93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94" style:family="paragraph" style:parent-style-name="Table_20_Contents">
      <style:text-properties style:font-name="Carlito" fo:font-size="10pt" officeooo:rsid="006c55ad" officeooo:paragraph-rsid="006c55ad" style:font-size-asian="10pt" style:font-size-complex="10pt"/>
    </style:style>
    <style:style style:name="P95" style:family="paragraph" style:parent-style-name="Standard">
      <style:paragraph-properties fo:text-align="center" style:justify-single-word="false"/>
      <style:text-properties style:font-name="Carlito" fo:font-size="10pt" officeooo:rsid="006c55ad" officeooo:paragraph-rsid="006c55ad" style:font-size-asian="10pt" style:font-size-complex="10pt"/>
    </style:style>
    <style:style style:name="P96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97" style:family="paragraph" style:parent-style-name="Standard">
      <style:paragraph-properties fo:text-align="center" style:justify-single-word="false"/>
      <style:text-properties officeooo:paragraph-rsid="006c55ad"/>
    </style:style>
    <style:style style:name="P98" style:family="paragraph" style:parent-style-name="Table_20_Contents">
      <style:text-properties officeooo:paragraph-rsid="006057aa"/>
    </style:style>
    <style:style style:name="P99" style:family="paragraph" style:parent-style-name="Standard">
      <style:paragraph-properties fo:text-align="center" style:justify-single-word="false"/>
      <style:text-properties officeooo:paragraph-rsid="00556a04"/>
    </style:style>
    <style:style style:name="P100" style:family="paragraph" style:parent-style-name="Table_20_Contents">
      <style:text-properties style:font-name="Carlito" fo:font-size="10pt" officeooo:paragraph-rsid="007adf53" style:font-size-asian="10pt" style:font-size-complex="10pt"/>
    </style:style>
    <style:style style:name="P101" style:family="paragraph" style:parent-style-name="Standard">
      <style:paragraph-properties fo:text-align="center" style:justify-single-word="false"/>
      <style:text-properties fo:font-size="10pt" officeooo:paragraph-rsid="00556a04" style:font-size-asian="10pt" style:font-size-complex="10pt"/>
    </style:style>
    <style:style style:name="P102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fo:font-size="10pt" officeooo:rsid="006c55ad" officeooo:paragraph-rsid="006c55ad" style:font-size-asian="10pt" style:font-size-complex="10pt"/>
    </style:style>
    <style:style style:name="P104" style:family="paragraph" style:parent-style-name="Table_20_Contents">
      <style:text-properties style:font-name="Carlito" fo:font-size="10pt" officeooo:rsid="0073fbca" officeooo:paragraph-rsid="0073fbca" style:font-size-asian="10pt" style:font-size-complex="10pt"/>
    </style:style>
    <style:style style:name="P105" style:family="paragraph" style:parent-style-name="Table_20_Contents">
      <style:text-properties style:font-name="Carlito" fo:font-size="10pt" officeooo:rsid="006c8137" officeooo:paragraph-rsid="006c8137" style:font-size-asian="10pt" style:font-size-complex="10pt"/>
    </style:style>
    <style:style style:name="P106" style:family="paragraph" style:parent-style-name="Standard">
      <style:paragraph-properties fo:text-align="center" style:justify-single-word="false"/>
      <style:text-properties officeooo:paragraph-rsid="006c8137"/>
    </style:style>
    <style:style style:name="P107" style:family="paragraph" style:parent-style-name="Standard">
      <style:paragraph-properties fo:text-align="center" style:justify-single-word="false"/>
      <style:text-properties officeooo:paragraph-rsid="0073fbca"/>
    </style:style>
    <style:style style:name="P108" style:family="paragraph" style:parent-style-name="Standard">
      <style:paragraph-properties fo:text-align="center" style:justify-single-word="false"/>
      <style:text-properties fo:font-size="10pt" officeooo:paragraph-rsid="00556a04"/>
    </style:style>
    <style:style style:name="P109" style:family="paragraph" style:parent-style-name="Standard">
      <style:paragraph-properties fo:text-align="center" style:justify-single-word="false"/>
      <style:text-properties fo:font-size="10pt" officeooo:paragraph-rsid="0074305b" style:font-size-asian="10pt" style:font-size-complex="10pt"/>
    </style:style>
    <style:style style:name="P110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1" style:family="paragraph" style:parent-style-name="Table_20_Contents">
      <style:text-properties style:font-name="Carlito" fo:font-size="10pt" officeooo:paragraph-rsid="006f8a81" style:font-size-asian="10pt" style:font-size-complex="10pt"/>
    </style:style>
    <style:style style:name="P112" style:family="paragraph" style:parent-style-name="Standard">
      <style:paragraph-properties fo:text-align="center" style:justify-single-word="false"/>
      <style:text-properties officeooo:paragraph-rsid="006f8a81"/>
    </style:style>
    <style:style style:name="P113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14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family="Tahoma" style:font-style-name="Italic" style:font-family-generic="swiss" style:font-pitch="variable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6ee1ec"/>
    </style:style>
    <style:style style:name="T12" style:family="text">
      <style:text-properties officeooo:rsid="005f0d84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33cf40"/>
    </style:style>
    <style:style style:name="T16" style:family="text">
      <style:text-properties fo:font-weight="bold" officeooo:rsid="0033cf40" style:font-weight-asian="bold" style:font-weight-complex="bold"/>
    </style:style>
    <style:style style:name="T17" style:family="text">
      <style:text-properties officeooo:rsid="00353657"/>
    </style:style>
    <style:style style:name="T18" style:family="text">
      <style:text-properties fo:font-weight="bold" officeooo:rsid="003f9a2a" style:font-weight-asian="bold" style:font-weight-complex="bold"/>
    </style:style>
    <style:style style:name="T19" style:family="text">
      <style:text-properties fo:font-weight="bold" officeooo:rsid="00353657" style:font-weight-asian="bold" style:font-weight-complex="bold"/>
    </style:style>
    <style:style style:name="T20" style:family="text">
      <style:text-properties fo:font-weight="normal" officeooo:rsid="00353657" style:font-weight-asian="normal" style:font-weight-complex="normal"/>
    </style:style>
    <style:style style:name="T21" style:family="text">
      <style:text-properties fo:font-weight="normal" officeooo:rsid="003f9a2a" style:font-weight-asian="normal" style:font-weight-complex="normal"/>
    </style:style>
    <style:style style:name="T22" style:family="text">
      <style:text-properties fo:font-size="12pt" officeooo:rsid="005f5c58" style:font-size-asian="12pt" style:font-size-complex="12pt"/>
    </style:style>
    <style:style style:name="T23" style:family="text">
      <style:text-properties officeooo:rsid="003c44b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Carli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Carli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Carlito" fo:font-size="10pt" fo:font-weight="normal" officeooo:rsid="0075cc03" style:font-size-asian="10pt" style:font-weight-asian="normal" style:font-size-complex="10pt" style:font-weight-complex="normal"/>
    </style:style>
    <style:style style:name="T28" style:family="text">
      <style:text-properties style:font-name="Carlito" fo:font-size="10pt" style:font-size-asian="10pt" style:font-size-complex="10pt"/>
    </style:style>
    <style:style style:name="T29" style:family="text">
      <style:text-properties style:font-name="Carlito" fo:font-size="10pt" fo:font-weight="bold" officeooo:rsid="0075cc03" style:font-size-asian="10pt" style:font-weight-asian="bold" style:font-size-complex="10pt" style:font-weight-complex="bold"/>
    </style:style>
    <style:style style:name="T30" style:family="text">
      <style:text-properties style:font-name="Carlito" fo:font-size="10pt" fo:font-weight="bold" officeooo:rsid="0043707c" style:font-size-asian="10pt" style:font-weight-asian="bold" style:font-size-complex="10pt" style:font-weight-complex="bold"/>
    </style:style>
    <style:style style:name="T31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32" style:family="text">
      <style:text-properties style:font-name="Carlito" fo:font-size="10pt" officeooo:rsid="0075cc03" style:font-size-asian="10pt" style:font-size-complex="10pt"/>
    </style:style>
    <style:style style:name="T33" style:family="text">
      <style:text-properties officeooo:rsid="0075cc03"/>
    </style:style>
    <style:style style:name="T34" style:family="text">
      <style:text-properties fo:font-weight="bold" officeooo:rsid="0075cc03" style:font-weight-asian="bold" style:font-weight-complex="bold"/>
    </style:style>
    <style:style style:name="T35" style:family="text">
      <style:text-properties fo:font-size="10pt" officeooo:rsid="0075cc03" style:font-size-asian="10pt" style:font-size-complex="10pt"/>
    </style:style>
    <style:style style:name="T36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37" style:family="text">
      <style:text-properties style:font-name="Carlito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Carlito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style:font-name="Carlito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Carlit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officeooo:rsid="0053da0f"/>
    </style:style>
    <style:style style:name="T44" style:family="text">
      <style:text-properties officeooo:rsid="00398a5a"/>
    </style:style>
    <style:style style:name="T45" style:family="text">
      <style:text-properties officeooo:rsid="003a4aea"/>
    </style:style>
    <style:style style:name="T46" style:family="text">
      <style:text-properties style:font-name="Carlito" fo:font-size="9pt" fo:font-weight="normal" style:font-size-asian="9pt" style:font-weight-asian="normal" style:font-size-complex="9pt" style:font-weight-complex="normal"/>
    </style:style>
    <style:style style:name="T47" style:family="text">
      <style:text-properties style:font-name="Carlito" fo:font-size="9pt" fo:font-weight="normal" officeooo:rsid="007adf53" style:font-size-asian="9pt" style:font-weight-asian="normal" style:font-size-complex="9pt" style:font-weight-complex="normal"/>
    </style:style>
    <style:style style:name="T48" style:family="text">
      <style:text-properties officeooo:rsid="00612574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fo:font-size="7pt" style:font-size-asian="7pt" style:font-size-complex="7pt"/>
    </style:style>
    <style:style style:name="T51" style:family="text">
      <style:text-properties style:font-name="Carlito" fo:font-size="9pt" fo:font-weight="normal" officeooo:rsid="001ff1c9" style:font-size-asian="9pt" style:font-weight-asian="normal" style:font-size-complex="9pt" style:font-weight-complex="normal"/>
    </style:style>
    <style:style style:name="T52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3" style:family="text">
      <style:text-properties style:font-name="Carlito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54" style:family="text">
      <style:text-properties style:font-name="Carlito" fo:font-style="normal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font-name="Carlito" fo:font-size="10pt" fo:font-weight="normal" officeooo:rsid="00775f14" style:font-size-asian="10pt" style:font-weight-asian="normal" style:font-size-complex="10pt" style:font-weight-complex="normal"/>
    </style:style>
    <style:style style:name="T57" style:family="text">
      <style:text-properties style:font-name="Carlito" fo:font-size="9pt" fo:font-weight="normal" officeooo:rsid="00775f14" style:font-size-asian="9pt" style:font-weight-asian="normal" style:font-size-complex="9pt" style:font-weight-complex="normal"/>
    </style:style>
    <style:style style:name="T58" style:family="text">
      <style:text-properties style:font-name="Carlito"/>
    </style:style>
    <style:style style:name="T59" style:family="text">
      <style:text-properties style:font-name="Carlito" fo:font-weight="normal" style:font-weight-asian="normal" style:font-weight-complex="normal"/>
    </style:style>
    <style:style style:name="T60" style:family="text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Carlito" fo:font-style="normal" fo:font-weight="bold" officeooo:rsid="00674927" style:font-style-asian="normal" style:font-weight-asian="bold" style:font-style-complex="normal" style:font-weight-complex="bold"/>
    </style:style>
    <style:style style:name="T62" style:family="text">
      <style:text-properties style:font-name="Carlito" fo:font-style="normal" fo:font-weight="bold" officeooo:rsid="004475ce" style:font-style-asian="normal" style:font-weight-asian="bold" style:font-style-complex="normal" style:font-weight-complex="bold"/>
    </style:style>
    <style:style style:name="T63" style:family="text">
      <style:text-properties style:font-name="Carlito" fo:font-style="normal" fo:font-weight="normal" officeooo:rsid="004475ce" style:font-style-asian="normal" style:font-weight-asian="normal" style:font-style-complex="normal" style:font-weight-complex="normal"/>
    </style:style>
    <style:style style:name="T64" style:family="text">
      <style:text-properties style:font-name="Carlito" fo:font-style="normal" fo:font-weight="normal" officeooo:rsid="00674927" style:font-style-asian="normal" style:font-weight-asian="normal" style:font-style-complex="normal" style:font-weight-complex="normal"/>
    </style:style>
    <style:style style:name="T6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size="10pt" fo:font-weight="normal" style:font-size-asian="10pt" style:font-weight-asian="normal" style:font-size-complex="10pt" style:font-weight-complex="normal"/>
    </style:style>
    <style:style style:name="T68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69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70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71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72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73" style:family="text">
      <style:text-properties fo:font-weight="bold" officeooo:rsid="0053d356" style:font-weight-asian="bold" style:font-weight-complex="bold"/>
    </style:style>
    <style:style style:name="T74" style:family="text">
      <style:text-properties fo:font-weight="normal" officeooo:rsid="0069259f" style:font-weight-asian="normal" style:font-weight-complex="normal"/>
    </style:style>
    <style:style style:name="T75" style:family="text">
      <style:text-properties officeooo:rsid="0069259f"/>
    </style:style>
    <style:style style:name="T76" style:family="text">
      <style:text-properties fo:font-weight="bold" officeooo:rsid="0069259f" style:font-weight-asian="bold" style:font-weight-complex="bold"/>
    </style:style>
    <style:style style:name="T77" style:family="text">
      <style:text-properties fo:font-size="11pt" fo:font-weight="bold" style:font-size-asian="11pt" style:font-weight-asian="bold" style:font-size-complex="11pt" style:font-weight-complex="bold"/>
    </style:style>
    <style:style style:name="T78" style:family="text">
      <style:text-properties fo:font-size="12pt" fo:font-weight="bold" style:font-size-asian="12pt" style:font-weight-asian="bold" style:font-size-complex="12pt" style:font-weight-complex="bold"/>
    </style:style>
    <style:style style:name="T79" style:family="text">
      <style:text-properties fo:font-size="12pt" fo:font-weight="normal" style:font-size-asian="12pt" style:font-weight-asian="normal" style:font-size-complex="12pt" style:font-weight-complex="normal"/>
    </style:style>
    <style:style style:name="T80" style:family="text">
      <style:text-properties style:use-window-font-color="true" loext:opacity="0%"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81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82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83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84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size="12pt" officeooo:rsid="003aa0d3" style:font-size-asian="12pt" style:font-size-complex="12pt"/>
    </style:style>
    <style:style style:name="T87" style:family="text">
      <style:text-properties fo:font-size="12pt" officeooo:rsid="0043707c" style:font-size-asian="12pt" style:font-size-complex="12pt"/>
    </style:style>
    <style:style style:name="T88" style:family="text">
      <style:text-properties fo:font-size="12pt" officeooo:rsid="003d4edc" style:font-size-asian="12pt" style:font-size-complex="12pt"/>
    </style:style>
    <style:style style:name="T89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90" style:family="text">
      <style:text-properties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1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92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93" style:family="text">
      <style:text-properties fo:font-size="12pt" officeooo:rsid="004af2aa" style:font-size-asian="12pt" style:font-size-complex="12pt"/>
    </style:style>
    <style:style style:name="T94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95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96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98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99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100" style:family="text">
      <style:text-properties fo:font-size="12pt" style:text-underline-style="none" officeooo:rsid="004d9242" style:font-size-asian="12pt" style:font-size-complex="12pt"/>
    </style:style>
    <style:style style:name="T101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0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3" style:family="text">
      <style:text-properties fo:font-size="12pt" fo:font-weight="normal" officeooo:rsid="007e1012" style:font-size-asian="12pt" style:font-weight-asian="normal" style:font-size-complex="12pt" style:font-weight-complex="normal"/>
    </style:style>
    <style:style style:name="T104" style:family="text">
      <style:text-properties fo:font-size="12pt" officeooo:rsid="0056ce3e" style:font-size-asian="12pt" style:font-size-complex="12pt"/>
    </style:style>
    <style:style style:name="T105" style:family="text">
      <style:text-properties fo:font-weight="bold" officeooo:rsid="004af2aa" style:font-weight-asian="bold" style:font-weight-complex="bold"/>
    </style:style>
    <style:style style:name="T106" style:family="text">
      <style:text-properties officeooo:rsid="002ddb92"/>
    </style:style>
    <style:style style:name="T107" style:family="text">
      <style:text-properties fo:font-size="12pt" style:text-underline-style="none" style:font-size-asian="12pt" style:font-size-complex="12pt"/>
    </style:style>
    <style:style style:name="T108" style:family="text">
      <style:text-properties fo:font-size="12pt" style:text-underline-style="none" officeooo:rsid="0056ce3e" style:font-size-asian="12pt" style:font-size-complex="12pt"/>
    </style:style>
    <style:style style:name="T109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10" style:family="text">
      <style:text-properties fo:font-weight="bold" officeooo:rsid="006530c0" style:font-weight-asian="bold" style:font-weight-complex="bold"/>
    </style:style>
    <style:style style:name="T111" style:family="text">
      <style:text-properties style:font-name="Carlito" fo:font-size="10pt" officeooo:rsid="006af8b3" style:font-size-asian="10pt" style:font-size-complex="10pt"/>
    </style:style>
    <style:style style:name="T112" style:family="text">
      <style:text-properties officeooo:rsid="00556a04"/>
    </style:style>
    <style:style style:name="T113" style:family="text">
      <style:text-properties officeooo:rsid="00674927"/>
    </style:style>
    <style:style style:name="T114" style:family="text">
      <style:text-properties officeooo:rsid="006c55ad"/>
    </style:style>
    <style:style style:name="T115" style:family="text">
      <style:text-properties style:font-name="Carlito" fo:font-size="10pt" officeooo:rsid="006c55ad" style:font-size-asian="10pt" style:font-size-complex="10pt"/>
    </style:style>
    <style:style style:name="T116" style:family="text">
      <style:text-properties style:font-name="Carlito" fo:font-size="10pt" officeooo:rsid="006c95dd" style:font-size-asian="10pt" style:font-size-complex="10pt"/>
    </style:style>
    <style:style style:name="T117" style:family="text">
      <style:text-properties style:font-name="Carlito" fo:font-size="10pt" officeooo:rsid="006057aa" style:font-size-asian="10pt" style:font-size-complex="10pt"/>
    </style:style>
    <style:style style:name="T118" style:family="text">
      <style:text-properties style:font-name="Carlito" fo:font-size="10pt" officeooo:rsid="007adf53" style:font-size-asian="10pt" style:font-size-complex="10pt"/>
    </style:style>
    <style:style style:name="T119" style:family="text">
      <style:text-properties officeooo:rsid="0073fbca"/>
    </style:style>
    <style:style style:name="T120" style:family="text">
      <style:text-properties style:font-name="Carlito" fo:font-size="10pt" officeooo:rsid="0073fbca" style:font-size-asian="10pt" style:font-size-complex="10pt"/>
    </style:style>
    <style:style style:name="T121" style:family="text">
      <style:text-properties officeooo:rsid="007c5243"/>
    </style:style>
    <style:style style:name="T122" style:family="text">
      <style:text-properties style:font-name="Carlito" fo:font-size="10pt" officeooo:rsid="006c8137" style:font-size-asian="10pt" style:font-size-complex="10pt"/>
    </style:style>
    <style:style style:name="T123" style:family="text">
      <style:text-properties fo:font-weight="normal" officeooo:rsid="0074305b" style:font-weight-asian="normal" style:font-weight-complex="normal"/>
    </style:style>
    <style:style style:name="T124" style:family="text">
      <style:text-properties officeooo:rsid="0074305b"/>
    </style:style>
    <style:style style:name="T125" style:family="text">
      <style:text-properties style:font-name="Carlito" fo:font-size="10pt" officeooo:rsid="006f8a81" style:font-size-asian="10pt" style:font-size-complex="10pt"/>
    </style:style>
    <style:style style:name="T126" style:family="text">
      <style:text-properties officeooo:rsid="006c8137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<text:s/>vs. <text:s/>(vállalás értéke)</text:p>
      <text:p text:style-name="P23">Dobás &lt;= <text:span text:style-name="T11">(</text:span>vállalás értéke<text:span text:style-name="T11">)</text:span> <text:s text:c="2"/>→ <text:span text:style-name="T11">kritikus</text:span> hiba</text:p>
      <text:p text:style-name="P24"/>
      <text:p text:style-name="P24"><text:span text:style-name="T12">Példa: <text:s text:c="3"/>2 (Ügyesség) + 5 (Mászás) + 2 (Vállalás)+ k10 <text:s text:c="2"/></text:span><text:span text:style-name="T13">vs. </text:span><text:span text:style-name="T12"><text:s/>15 (Nagyon nehéz)</text:span></text:p>
      <text:p text:style-name="P25"><text:span text:style-name="T14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5">Ö</text:span><text:span text:style-name="T17">sszesen </text:span><text:span text:style-name="T16">max</text:span><text:span text:style-name="T18">i</text:span><text:span text:style-name="T19">mum</text:span><text:span text:style-name="T16"> 5. </text:span><text:span text:style-name="T19">képzettség</text:span><text:span text:style-name="T16">szintig</text:span><text:span text:style-name="T15"> é</text:span><text:span text:style-name="T17">rhetnek el az így összeadott helyettesítő értékek. </text:span><text:span text:style-name="T16"><text:line-break/></text:span><text:span text:style-name="T20">A helyettesítendő képzettséghez </text:span><text:span text:style-name="T21">ez az érték </text:span><text:span text:style-name="T20">NEM adód</text:span><text:span text:style-name="T21">ik</text:span><text:span text:style-name="T20"> hozzá, </text:span><text:span text:style-name="T21">csak helyettesít</text:span><text:span text:style-name="T20">!</text:span></text:p>
      <text:p text:style-name="P28"><text:span text:style-name="_5b_RPG_5d__20_Kiemelt_20_kifejezés"><text:span text:style-name="T16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2">Harci linkek online</text:span></text:span></text:a></text:p>
      <text:list text:style-name="L1">
        <text:list-item>
          <text:p text:style-name="P31"><text:span text:style-name="T23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</text:list>
      <text:p text:style-name="Text_20_body"><text:span text:style-name="_5b_RPG_5d__20_Kiemelt_20_kifejezés"><text:span text:style-name="T24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5">TÉ <text:s/></text:span></text:span><text:span text:style-name="_5b_RPG_5d__20_Kiemelt_20_kifejezés"><text:span text:style-name="T26">&lt;</text:span></text:span><text:span text:style-name="_5b_RPG_5d__20_Kiemelt_20_kifejezés"><text:span text:style-name="T25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7">- Fegyverméret azonos: m</text:span></text:span><text:span text:style-name="T28">indkét fél </text:span><text:span text:style-name="T29">Na</text:span><text:span text:style-name="T30">gy</text:span><text:span text:style-name="T31">kock</text:span><text:span text:style-name="T29">a</text:span><text:span text:style-name="T27"> értékével </text:span><text:span text:style-name="T28">csökkent (k100) </text:span><text:span text:style-name="T32">Védő Értéket</text:span></text:p>
            <text:p text:style-name="P34">- Fegyverméret – <text:span text:style-name="T33">pengehátrány: </text:span><text:span text:style-name="T34">Kiskocka</text:span><text:span text:style-name="T33"> értékével csökkentesz (k100) Védő Értéket</text:span></text:p>
            <text:p text:style-name="P34">- <text:span text:style-name="T33">Fegyverméret – 1 pengés előny: </text:span><text:span text:style-name="T34">Nagykocka</text:span><text:span text:style-name="T33"> értékével csökkentesz (k100) Védő Értéket</text:span></text:p>
            <text:p text:style-name="P35"><text:span text:style-name="T35">- Fegyverméret – 2 pengés előny: </text:span><text:span text:style-name="T36">(Nagykocka+1)</text:span><text:span text:style-name="T35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5">TÉ <text:s/></text:span></text:span><text:span text:style-name="_5b_RPG_5d__20_Kiemelt_20_kifejezés"><text:span text:style-name="T37">&gt;=</text:span></text:span><text:span text:style-name="_5b_RPG_5d__20_Kiemelt_20_kifejezés"><text:span text:style-name="T25"> VÉ</text:span></text:span></text:p>
          </table:table-cell>
          <table:table-cell table:style-name="Táblázat7.B2" office:value-type="string">
            <text:p text:style-name="P36"><text:span text:style-name="_5b_RPG_5d__20_Kiemelt_20_kifejezés"><text:span text:style-name="T38">Találat</text:span></text:span><text:span text:style-name="_5b_RPG_5d__20_Kiemelt_20_kifejezés"><text:span text:style-name="T39"> → ÉP sebzés</text:span></text:span></text:p>
            <text:p text:style-name="P37"><text:span text:style-name="_5b_RPG_5d__20_Kiemelt_20_kifejezés"><text:span text:style-name="T40">1</text:span></text:span><text:span text:style-name="_5b_RPG_5d__20_Kiemelt_20_kifejezés"><text:span text:style-name="T41">. Áldozat: Páncéldobás <text:s/>(hogy számít-e az SFÉ)</text:span></text:span></text:p>
            <text:p text:style-name="P37"><text:span text:style-name="_5b_RPG_5d__20_Kiemelt_20_kifejezés"><text:span text:style-name="T40">2</text:span></text:span><text:span text:style-name="_5b_RPG_5d__20_Kiemelt_20_kifejezés"><text:span text:style-name="T41">. Támadó: </text:span></text:span><text:span text:style-name="_5b_RPG_5d__20_Kiemelt_20_kifejezés"><text:span text:style-name="T40">(</text:span></text:span><text:span text:style-name="_5b_RPG_5d__20_Kiemelt_20_kifejezés"><text:span text:style-name="T41">k20 </text:span></text:span><text:span text:style-name="_5b_RPG_5d__20_Kiemelt_20_kifejezés"><text:span text:style-name="T39">+</text:span></text:span><text:span text:style-name="_5b_RPG_5d__20_Kiemelt_20_kifejezés"><text:span text:style-name="T41"> fegyver SP </text:span></text:span><text:span text:style-name="_5b_RPG_5d__20_Kiemelt_20_kifejezés"><text:span text:style-name="T39">–</text:span></text:span><text:span text:style-name="_5b_RPG_5d__20_Kiemelt_20_kifejezés"><text:span text:style-name="T41"> SFÉ</text:span></text:span><text:span text:style-name="_5b_RPG_5d__20_Kiemelt_20_kifejezés"><text:span text:style-name="T40">)</text:span></text:span><text:span text:style-name="_5b_RPG_5d__20_Kiemelt_20_kifejezés"><text:span text:style-name="T41"> <text:s/>= ΣSP</text:span></text:span></text:p>
            <text:p text:style-name="P36"><text:span text:style-name="_5b_RPG_5d__20_Kiemelt_20_kifejezés"><text:span text:style-name="T40">3</text:span></text:span><text:span text:style-name="_5b_RPG_5d__20_Kiemelt_20_kifejezés"><text:span text:style-name="T41">. Áldozat: ÉP seb, VÉ csökkentés megállapítása (táblázatból), Sebesülés kategória (S)</text:span></text:span></text:p>
          </table:table-cell>
        </table:table-row>
      </table:table>
      <text:p text:style-name="P38"><text:span text:style-name="_5b_RPG_5d__20_Kiemelt_20_kifejezés"><text:span text:style-name="T42"><text:s text:c="2"/></text:span></text:span></text:p>
      <text:section text:style-name="Sect3" text:name="Szakasz1">
        <text:p text:style-name="P39"><text:span text:style-name="_5b_RPG_5d__20_Kiemelt_20_kifejezés"><text:span text:style-name="T31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0">K20 <text:line-break/>+ fegyver SP</text:p>
              <text:p text:style-name="P41">- SFÉ</text:p>
            </table:table-cell>
            <table:table-cell table:style-name="Táblázat1.A1" office:value-type="string">
              <text:p text:style-name="P40">ÉP Sebzés</text:p>
            </table:table-cell>
            <table:table-cell table:style-name="Táblázat1.C1" office:value-type="string">
              <text:p text:style-name="P40">VÉ csökkentés</text:p>
            </table:table-cell>
          </table:table-row>
          <table:table-row>
            <table:table-cell table:style-name="Táblázat1.A2" office:value-type="string">
              <text:p text:style-name="P42">0</text:p>
            </table:table-cell>
            <table:table-cell table:style-name="Táblázat1.B2" office:value-type="string">
              <text:p text:style-name="P43"><text:span text:style-name="T43">0</text:span> ÉP</text:p>
            </table:table-cell>
            <table:table-cell table:style-name="Táblázat1.C2" office:value-type="string">
              <text:p text:style-name="P44">-<text:span text:style-name="T43">10</text:span> VÉ</text:p>
            </table:table-cell>
          </table:table-row>
          <table:table-row>
            <table:table-cell table:style-name="Táblázat1.A3" office:value-type="string">
              <text:p text:style-name="P45"><text:span text:style-name="T43">1</text:span>-5</text:p>
            </table:table-cell>
            <table:table-cell table:style-name="Táblázat1.B3" office:value-type="string">
              <text:p text:style-name="P43">1 ÉP</text:p>
            </table:table-cell>
            <table:table-cell table:style-name="Táblázat1.C3" office:value-type="string">
              <text:p text:style-name="P44">-<text:span text:style-name="T43">10</text:span> VÉ</text:p>
            </table:table-cell>
          </table:table-row>
          <table:table-row>
            <table:table-cell table:style-name="Táblázat1.A3" office:value-type="string">
              <text:p text:style-name="P45">6-10</text:p>
            </table:table-cell>
            <table:table-cell table:style-name="Táblázat1.B3" office:value-type="string">
              <text:p text:style-name="P43">3 ÉP</text:p>
            </table:table-cell>
            <table:table-cell table:style-name="Táblázat1.C3" office:value-type="string">
              <text:p text:style-name="P44">-10 VÉ</text:p>
            </table:table-cell>
          </table:table-row>
          <table:table-row>
            <table:table-cell table:style-name="Táblázat1.A2" office:value-type="string">
              <text:p text:style-name="P45">11-15</text:p>
            </table:table-cell>
            <table:table-cell table:style-name="Táblázat1.B2" office:value-type="string">
              <text:p text:style-name="P43">6 ÉP</text:p>
            </table:table-cell>
            <table:table-cell table:style-name="Táblázat1.C2" office:value-type="string">
              <text:p text:style-name="P44">-15 VÉ</text:p>
            </table:table-cell>
          </table:table-row>
          <table:table-row>
            <table:table-cell table:style-name="Táblázat1.A3" office:value-type="string">
              <text:p text:style-name="P45">16-20</text:p>
            </table:table-cell>
            <table:table-cell table:style-name="Táblázat1.B3" office:value-type="string">
              <text:p text:style-name="P43">1<text:span text:style-name="T44">0</text:span> ÉP</text:p>
            </table:table-cell>
            <table:table-cell table:style-name="Táblázat1.C3" office:value-type="string">
              <text:p text:style-name="P44">-2<text:span text:style-name="T45">0</text:span> VÉ</text:p>
            </table:table-cell>
          </table:table-row>
          <table:table-row>
            <table:table-cell table:style-name="Táblázat1.A2" office:value-type="string">
              <text:p text:style-name="P45">21-25</text:p>
            </table:table-cell>
            <table:table-cell table:style-name="Táblázat1.B2" office:value-type="string">
              <text:p text:style-name="P43"><text:span text:style-name="T44">15</text:span> ÉP</text:p>
            </table:table-cell>
            <table:table-cell table:style-name="Táblázat1.C2" office:value-type="string">
              <text:p text:style-name="P44">-<text:span text:style-name="T45">3</text:span>0 VÉ</text:p>
            </table:table-cell>
          </table:table-row>
          <table:table-row>
            <table:table-cell table:style-name="Táblázat1.A3" office:value-type="string">
              <text:p text:style-name="P45">26-30</text:p>
            </table:table-cell>
            <table:table-cell table:style-name="Táblázat1.B3" office:value-type="string">
              <text:p text:style-name="P43"><text:span text:style-name="T44">21</text:span> ÉP</text:p>
            </table:table-cell>
            <table:table-cell table:style-name="Táblázat1.C3" office:value-type="string">
              <text:p text:style-name="P44">-<text:span text:style-name="T45">4</text:span>0 VÉ</text:p>
            </table:table-cell>
          </table:table-row>
          <table:table-row>
            <table:table-cell table:style-name="Táblázat1.A2" office:value-type="string">
              <text:p text:style-name="P45">31-35</text:p>
            </table:table-cell>
            <table:table-cell table:style-name="Táblázat1.B2" office:value-type="string">
              <text:p text:style-name="P43"><text:span text:style-name="T44">28</text:span> ÉP</text:p>
            </table:table-cell>
            <table:table-cell table:style-name="Táblázat1.C2" office:value-type="string">
              <text:p text:style-name="P44">-<text:span text:style-name="T45">5</text:span>0 VÉ</text:p>
            </table:table-cell>
          </table:table-row>
          <table:table-row>
            <table:table-cell table:style-name="Táblázat1.A3" office:value-type="string">
              <text:p text:style-name="P45">36-40</text:p>
            </table:table-cell>
            <table:table-cell table:style-name="Táblázat1.B3" office:value-type="string">
              <text:p text:style-name="P43"><text:span text:style-name="T44">36</text:span> ÉP</text:p>
            </table:table-cell>
            <table:table-cell table:style-name="Táblázat1.C3" office:value-type="string">
              <text:p text:style-name="P44">-<text:span text:style-name="T45">6</text:span>0 VÉ</text:p>
            </table:table-cell>
          </table:table-row>
          <table:table-row>
            <table:table-cell table:style-name="Táblázat1.A2" office:value-type="string">
              <text:p text:style-name="P45">41-45</text:p>
            </table:table-cell>
            <table:table-cell table:style-name="Táblázat1.B2" office:value-type="string">
              <text:p text:style-name="P43"><text:span text:style-name="T44">45</text:span> ÉP</text:p>
            </table:table-cell>
            <table:table-cell table:style-name="Táblázat1.C2" office:value-type="string">
              <text:p text:style-name="P44">-<text:span text:style-name="T45">7</text:span>0 VÉ</text:p>
            </table:table-cell>
          </table:table-row>
          <table:table-row>
            <table:table-cell table:style-name="Táblázat1.A12" office:value-type="string">
              <text:p text:style-name="P45">46-50</text:p>
            </table:table-cell>
            <table:table-cell table:style-name="Táblázat1.B12" office:value-type="string">
              <text:p text:style-name="P43"><text:span text:style-name="T44">55</text:span> ÉP</text:p>
            </table:table-cell>
            <table:table-cell table:style-name="Táblázat1.C12" office:value-type="string">
              <text:p text:style-name="P44">-<text:span text:style-name="T45">8</text:span>0 VÉ</text:p>
            </table:table-cell>
          </table:table-row>
        </table:table>
        <text:p text:style-name="P46"><text:span text:style-name="_5b_RPG_5d__20_Kiemelt_20_kifejezés"><text:span text:style-name="T46"/></text:span></text:p>
        <text:p text:style-name="P47"><text:span text:style-name="_5b_RPG_5d__20_Kiemelt_20_kifejezés"><text:span text:style-name="T46"><text:tab/>* Az 1-es k20 dobás mindig </text:span></text:span><text:span text:style-name="_5b_RPG_5d__20_Kiemelt_20_kifejezés"><text:span text:style-name="T47">1 ÉP</text:span></text:span><text:span text:style-name="_5b_RPG_5d__20_Kiemelt_20_kifejezés"><text:span text:style-name="T46"> seb<text:line-break/><text:tab/> <text:s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48">találat</text:span><text:line-break/><text:span text:style-name="T49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50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31"/></text:span></text:p>
        <text:p text:style-name="P54"><text:span text:style-name="_5b_RPG_5d__20_Kiemelt_20_kifejezés"><text:span text:style-name="T31">Páncéldobás</text:span></text:span></text:p>
        <text:p text:style-name="P55"><text:span text:style-name="_5b_RPG_5d__20_Kiemelt_20_kifejezés"><text:span text:style-name="T46">Áldozat dobja </text:span></text:span><text:span text:style-name="_5b_RPG_5d__20_Kiemelt_20_kifejezés"><text:span text:style-name="T51">(</text:span></text:span><text:span text:style-name="_5b_RPG_5d__20_Kiemelt_20_kifejezés"><text:span text:style-name="T46">k10</text:span></text:span><text:span text:style-name="_5b_RPG_5d__20_Kiemelt_20_kifejezés"><text:span text:style-name="T51">)</text:span></text:span><text:span text:style-name="_5b_RPG_5d__20_Kiemelt_20_kifejezés"><text:span text:style-name="T4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31"/></text:span></text:p>
        <text:p text:style-name="P54"><text:span text:style-name="_5b_RPG_5d__20_Kiemelt_20_kifejezés"><text:span text:style-name="T31">SFÉ</text:span></text:span></text:p>
        <text:p text:style-name="P54"><text:span text:style-name="_5b_RPG_5d__20_Kiemelt_20_kifejezés"><text:span text:style-name="T46">Levonódik az SP-ből.<text:line-break/>Minden páncélnak szúró/vágó/zúzó SFÉ-je van</text:span></text:span></text:p>
        <text:p text:style-name="P56"/>
        <text:p text:style-name="P54"><text:span text:style-name="_5b_RPG_5d__20_Kiemelt_20_kifejezés"><text:span text:style-name="T31">Átütés</text:span></text:span></text:p>
        <text:p text:style-name="P54"><text:span text:style-name="_5b_RPG_5d__20_Kiemelt_20_kifejezés"><text:span text:style-name="T46">SFÉ-ből lejön a fegyver Átütése (ha van).<text:line-break/>Például: csákánynak van.</text:span></text:span></text:p>
        <text:p text:style-name="P57"><text:span text:style-name="_5b_RPG_5d__20_Kiemelt_20_kifejezés"><text:span text:style-name="T52">Csataszabályok</text:span></text:span></text:p>
        <text:p text:style-name="P58"><text:span text:style-name="_5b_RPG_5d__20_Kiemelt_20_kifejezés"><text:span text:style-name="T53">(n</text:span></text:span><text:span text:style-name="_5b_RPG_5d__20_Kiemelt_20_kifejezés"><text:span text:style-name="T54">agy tömegjelenetnél)</text:span></text:span></text:p>
        <text:p text:style-name="P59"><text:span text:style-name="_5b_RPG_5d__20_Kiemelt_20_kifejezés"><text:span text:style-name="T55"><text:line-break/>• </text:span></text:span><text:span text:style-name="T55">+20 TÉ mindenkinek</text:span></text:p>
        <text:p text:style-name="P59"><text:span text:style-name="_5b_RPG_5d__20_Kiemelt_20_kifejezés"><text:span text:style-name="T55">• </text:span></text:span><text:span text:style-name="_5b_RPG_5d__20_Kiemelt_20_kifejezés"><text:span text:style-name="T56">N</text:span></text:span><text:span text:style-name="T55">incs VÉ csökkentés</text:span></text:p>
        <text:p text:style-name="P60">• Nincs páncéldobás</text:p>
        <text:p text:style-name="P60">• TÉ/VÉ értékeket kerekítjük 10-zel oszthatóan (1-5: lefelé, 6-9: felfelé)</text:p>
        <text:p text:style-name="P60">• Támadó dobás eredményét is kerekítjük ugyanígy</text:p>
        <text:p text:style-name="P59"><text:span text:style-name="_5b_RPG_5d__20_Kiemelt_20_kifejezés"><text:span text:style-name="T55">• Erősített sebzés:<text:line-break/></text:span></text:span><text:span text:style-name="_5b_RPG_5d__20_Kiemelt_20_kifejezés"><text:span text:style-name="T46">1-10: 6ÉP, <text:s/>11-20: 12ÉP; 21-30: 20ÉP, 31</text:span></text:span><text:span text:style-name="_5b_RPG_5d__20_Kiemelt_20_kifejezés"><text:span text:style-name="T57">+</text:span></text:span><text:span text:style-name="_5b_RPG_5d__20_Kiemelt_20_kifejezés"><text:span text:style-name="T46"> halál </text:span></text:span></text:p>
        <text:p text:style-name="Horizontal_20_Line"><text:span text:style-name="_5b_RPG_5d__20_Kiemelt_20_kifejezés"><text:span text:style-name="T58"/></text:span></text:p>
        <text:p text:style-name="Text_20_body"/>
        <text:p text:style-name="P61"><text:span text:style-name="T3">Puszta kéz: <text:s/><text:line-break/> <text:s/></text:span><text:span text:style-name="T24">Közelharc alap + KÉ: -10, TÉ: -10, VÉ: -10 </text:span></text:p>
        <text:p text:style-name="P62"><text:span text:style-name="T58"><text:line-break/>Érintő támadás: <text:line-break/> <text:s/></text:span><text:span text:style-name="T59">Közelharc alap + <text:s/></text:span><text:span text:style-name="_5b_RPG_5d__20_Kiemelt_20_kifejezés"><text:span text:style-name="T60">KÉ: -10, TÉ: 0, VÉ: -10 </text:span></text:span></text:p>
        <text:p text:style-name="P63"><text:span text:style-name="_5b_RPG_5d__20_Kiemelt_20_kifejezés"><text:span text:style-name="T41"/></text:span></text:p>
        <text:p text:style-name="P64"><text:span text:style-name="_5b_RPG_5d__20_Kiemelt_20_kifejezés"><text:span text:style-name="T61">Fárdság Pont</text:span></text:span><text:span text:style-name="_5b_RPG_5d__20_Kiemelt_20_kifejezés"><text:span text:style-name="T62"> (</text:span></text:span><text:span text:style-name="_5b_RPG_5d__20_Kiemelt_20_kifejezés"><text:span text:style-name="T61">FP</text:span></text:span><text:span text:style-name="_5b_RPG_5d__20_Kiemelt_20_kifejezés"><text:span text:style-name="T62">):</text:span></text:span></text:p>
        <text:p text:style-name="P64"><text:span text:style-name="_5b_RPG_5d__20_Kiemelt_20_kifejezés"><text:span text:style-name="T63">Minden 5.</text:span></text:span><text:span text:style-name="_5b_RPG_5d__20_Kiemelt_20_kifejezés"><text:span text:style-name="T64">FP</text:span></text:span><text:span text:style-name="_5b_RPG_5d__20_Kiemelt_20_kifejezés"><text:span text:style-name="T63"> 1 ÉP-t okoz: 4</text:span></text:span><text:span text:style-name="_5b_RPG_5d__20_Kiemelt_20_kifejezés"><text:span text:style-name="T64">FP</text:span></text:span><text:span text:style-name="_5b_RPG_5d__20_Kiemelt_20_kifejezés"><text:span text:style-name="T63">, 1ÉP</text:span></text:span></text:p>
      </text:section>
      <text:p text:style-name="Standard"><text:span text:style-name="_5b_RPG_5d__20_Kiemelt_20_kifejezés"><text:span text:style-name="T65"/></text:span></text:p>
      <text:p text:style-name="Standard"><text:span text:style-name="_5b_RPG_5d__20_Kiemelt_20_kifejezés"><text:span text:style-name="T65">VÉ regenerálódás</text:span></text:span><text:span text:style-name="_5b_RPG_5d__20_Kiemelt_20_kifejezés"><text:span text:style-name="T66">: 1 kör (pihenéssel töltött) idő alatt visszatér (a sebesülésből kapott nem)</text:span></text:span></text:p>
      <text:p text:style-name="P65"><text:span text:style-name="T3">Győzelmi szabály</text:span>: Ha a karakter végzett egy ellenfelével: visszatér +10 VÉ</text:p>
      <text:p text:style-name="P65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67">Egy </text:span></text:span><text:span text:style-name="_5b_RPG_5d__20_Kiemelt_20_kifejezés"><text:span text:style-name="T68">akciót</text:span></text:span><text:span text:style-name="_5b_RPG_5d__20_Kiemelt_20_kifejezés"><text:span text:style-name="T67"> emészt fel. Lépései:</text:span></text:span></text:p>
        <text:p text:style-name="P66"><text:span text:style-name="_5b_RPG_5d__20_Kiemelt_20_kifejezés"><text:span text:style-name="T69">- 0. </text:span></text:span><text:span text:style-name="_5b_RPG_5d__20_Kiemelt_20_kifejezés"><text:span text:style-name="T42">Megakasztás</text:span></text:span><text:span text:style-name="_5b_RPG_5d__20_Kiemelt_20_kifejezés"><text:span text:style-name="T67"> </text:span></text:span><text:span text:style-name="_5b_RPG_5d__20_Kiemelt_20_kifejezés"><text:span text:style-name="T69">(ha van)</text:span></text:span><text:span text:style-name="_5b_RPG_5d__20_Kiemelt_20_kifejezés"><text:span text:style-name="T67">: </text:span></text:span><text:span text:style-name="_5b_RPG_5d__20_Kiemelt_20_kifejezés"><text:span text:style-name="T70">ilyenkor az </text:span></text:span><text:span text:style-name="_5b_RPG_5d__20_Kiemelt_20_kifejezés"><text:span text:style-name="T67">áldozat dob sima támadást, ha sebző, megakadályozta a manővert.</text:span></text:span></text:p>
        <text:p text:style-name="P26"><text:span text:style-name="_5b_RPG_5d__20_Kiemelt_20_kifejezés"><text:span text:style-name="T67">- 1. </text:span></text:span><text:span text:style-name="_5b_RPG_5d__20_Kiemelt_20_kifejezés"><text:span text:style-name="T42">Végrehajtás</text:span></text:span><text:span text:style-name="_5b_RPG_5d__20_Kiemelt_20_kifejezés"><text:span text:style-name="T67">: Támadó dobás (TÉ+20). Ha megv</text:span></text:span><text:span text:style-name="_5b_RPG_5d__20_Kiemelt_20_kifejezés"><text:span text:style-name="T70">an:</text:span></text:span></text:p>
        <text:p text:style-name="P26"><text:span text:style-name="_5b_RPG_5d__20_Kiemelt_20_kifejezés"><text:span text:style-name="T67">- 2. </text:span></text:span><text:span text:style-name="_5b_RPG_5d__20_Kiemelt_20_kifejezés"><text:span text:style-name="T42">Ellenpróba</text:span></text:span><text:span text:style-name="_5b_RPG_5d__20_Kiemelt_20_kifejezés"><text:span text:style-name="T67">:</text:span></text:span></text:p>
        <text:p text:style-name="P67"><text:span text:style-name="_5b_RPG_5d__20_Kiemelt_20_kifejezés"><text:span text:style-name="T67"><text:s text:c="2"/>(</text:span></text:span><text:span text:style-name="_5b_RPG_5d__20_Kiemelt_20_kifejezés"><text:span text:style-name="T71">Manőver Alap </text:span></text:span><text:span text:style-name="_5b_RPG_5d__20_Kiemelt_20_kifejezés"><text:span text:style-name="T72">+ </text:span></text:span><text:span text:style-name="_5b_RPG_5d__20_Kiemelt_20_kifejezés"><text:span text:style-name="T67">k10) <text:s text:c="2"/>vs. </text:span></text:span></text:p>
        <text:p text:style-name="P68"><text:span text:style-name="_5b_RPG_5d__20_Kiemelt_20_kifejezés"><text:span text:style-name="T67"><text:s text:c="2"/>(</text:span></text:span><text:span text:style-name="_5b_RPG_5d__20_Kiemelt_20_kifejezés"><text:span text:style-name="T71">Manőver Alap (ellenfél) </text:span></text:span><text:span text:style-name="_5b_RPG_5d__20_Kiemelt_20_kifejezés"><text:span text:style-name="T72">+ </text:span></text:span><text:span text:style-name="_5b_RPG_5d__20_Kiemelt_20_kifejezés"><text:span text:style-name="T67">manőver nehézség)</text:span></text:span></text:p>
        <text:p text:style-name="P69">Speciális Támadó dobás értékek</text:p>
        <text:p text:style-name="P70"/>
        <text:p text:style-name="P71"><text:span text:style-name="T3">00 dobás</text:span>: Tuti találat, SFÉ nem számít, +5 SP sebzés. Ha így sincs <text:span text:style-name="T48">találat</text:span>, akkor az össz sebzés: <text:span text:style-name="T3">5 SP → </text:span><text:span text:style-name="T73">1 </text:span><text:span text:style-name="T3">ÉP, </text:span><text:span text:style-name="T73">10 VÉ</text:span>.</text:p>
        <text:p text:style-name="P70"/>
        <text:p text:style-name="P70"><text:span text:style-name="T3">01 dobás</text:span>: Tuti rontás. Hatás: a KM képzelete.</text:p>
      </text:section>
      <text:p text:style-name="P72"><text:span text:style-name="_5b_RPG_5d__20_Kiemelt_20_kifejezés"/></text:p>
      <text:p text:style-name="P72"><text:span text:style-name="_5b_RPG_5d__20_Kiemelt_20_kifejezés">Sérülés hatása képzettségpróbára</text:span></text:p>
      <text:p text:style-name="P26"><text:span text:style-name="_5b_RPG_5d__20_Kiemelt_20_kifejezés"><text:span text:style-name="T24">S3, vagy S4 kategóriába</text:span></text:span><text:span text:style-name="_5b_RPG_5d__20_Kiemelt_20_kifejezés"><text:span text:style-name="T74">n: </text:span></text:span><text:span text:style-name="_5b_RPG_5d__20_Kiemelt_20_kifejezés"><text:span text:style-name="T24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4">Sérült</text:span></text:span></text:a><text:span text:style-name="_5b_RPG_5d__20_Kiemelt_20_kifejezés"><text:span text:style-name="T24">" Státusz</text:span></text:span></text:p>
      <text:p text:style-name="P26"><text:line-break/><text:span text:style-name="T3">S3</text:span>: Hátrány-1 tulajdonságpróbá<text:span text:style-name="T75">ra</text:span>, képzettségpróbára</text:p>
      <text:p text:style-name="P73"><text:span text:style-name="T3">S</text:span><text:span text:style-name="T76">4</text:span>: Hátrány-2 tulajdonságpróbára, képzettségpróbára</text:p>
      <text:p text:style-name="P26"/>
      <text:h text:style-name="P29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Harci taktikák</text:span></text:a></text:h>
      <text:p text:style-name="Text_20_body"><text:span text:style-name="_5b_RPG_5d__20_Kiemelt_20_kifejezés"><text:span text:style-name="T77"/></text:span></text:p>
      <text:p text:style-name="Text_20_body"><text:span text:style-name="_5b_RPG_5d__20_Kiemelt_20_kifejezés"><text:span text:style-name="T78">Támadó taktika: <text:s text:c="2"/></text:span></text:span><text:span text:style-name="_5b_RPG_5d__20_Kiemelt_20_kifejezés"><text:span text:style-name="T79"><text:s/>TÉ:+1 </text:span></text:span><text:span text:style-name="_5b_RPG_5d__20_Kiemelt_20_kifejezés"><text:span text:style-name="T80">→</text:span></text:span><text:span text:style-name="_5b_RPG_5d__20_Kiemelt_20_kifejezés"><text:span text:style-name="T79">VÉ:-2 <text:s text:c="3"/>(Max +15 TÉ / -</text:span></text:span><text:span text:style-name="_5b_RPG_5d__20_Kiemelt_20_kifejezés"><text:span text:style-name="T81">30 VÉ</text:span></text:span><text:span text:style-name="_5b_RPG_5d__20_Kiemelt_20_kifejezés"><text:span text:style-name="T79">)</text:span></text:span></text:p>
      <text:p text:style-name="Text_20_body"><text:span text:style-name="_5b_RPG_5d__20_Kiemelt_20_kifejezés"><text:span text:style-name="T78"/></text:span></text:p>
      <text:p text:style-name="Text_20_body"><text:span text:style-name="_5b_RPG_5d__20_Kiemelt_20_kifejezés"><text:span text:style-name="T78">Véd</text:span></text:span><text:span text:style-name="_5b_RPG_5d__20_Kiemelt_20_kifejezés"><text:span text:style-name="T82">ő</text:span></text:span><text:span text:style-name="_5b_RPG_5d__20_Kiemelt_20_kifejezés"><text:span text:style-name="T78"> taktika:</text:span></text:span><text:span text:style-name="_5b_RPG_5d__20_Kiemelt_20_kifejezés"><text:span text:style-name="T79"> VÉ:+1 </text:span></text:span><text:span text:style-name="_5b_RPG_5d__20_Kiemelt_20_kifejezés"><text:span text:style-name="T80">→T</text:span></text:span><text:span text:style-name="_5b_RPG_5d__20_Kiemelt_20_kifejezés"><text:span text:style-name="T79">É:-2 <text:s text:c="3"/>(Max +20 VÉ / -</text:span></text:span><text:span text:style-name="_5b_RPG_5d__20_Kiemelt_20_kifejezés"><text:span text:style-name="T81">40 TÉ</text:span></text:span><text:span text:style-name="_5b_RPG_5d__20_Kiemelt_20_kifejezés"><text:span text:style-name="T79">)</text:span></text:span></text:p>
      <text:p text:style-name="Text_20_body"><text:span text:style-name="_5b_RPG_5d__20_Kiemelt_20_kifejezés"><text:span text:style-name="T79"/></text:span></text:p>
      <text:p text:style-name="Text_20_body"><text:span text:style-name="_5b_RPG_5d__20_Kiemelt_20_kifejezés"><text:span text:style-name="T82">Teljes </text:span></text:span><text:span text:style-name="_5b_RPG_5d__20_Kiemelt_20_kifejezés"><text:span text:style-name="T78">Védekez</text:span></text:span><text:span text:style-name="_5b_RPG_5d__20_Kiemelt_20_kifejezés"><text:span text:style-name="T83">és</text:span></text:span><text:span text:style-name="_5b_RPG_5d__20_Kiemelt_20_kifejezés"><text:span text:style-name="T78"> </text:span></text:span><text:span text:style-name="_5b_RPG_5d__20_Kiemelt_20_kifejezés"><text:span text:style-name="T84">t</text:span></text:span><text:span text:style-name="_5b_RPG_5d__20_Kiemelt_20_kifejezés"><text:span text:style-name="T82">aktika</text:span></text:span><text:span text:style-name="_5b_RPG_5d__20_Kiemelt_20_kifejezés"><text:span text:style-name="T78">: <text:s text:c="3"/></text:span></text:span><text:span text:style-name="T85">VÉ:+</text:span><text:span text:style-name="T86">30, csak kiskockával csökkenthet</text:span><text:span text:style-name="T87">nek</text:span><text:span text:style-name="T86"> rajtad VÉ-t. </text:span><text:span text:style-name="T88">Nem </text:span><text:span text:style-name="_5b_RPG_5d__20_Kiemelt_20_kifejezés"><text:span text:style-name="T79">támadhat</text:span></text:span><text:span text:style-name="_5b_RPG_5d__20_Kiemelt_20_kifejezés"><text:span text:style-name="T89">sz</text:span></text:span><text:span text:style-name="_5b_RPG_5d__20_Kiemelt_20_kifejezés"><text:span text:style-name="T79">, </text:span></text:span><text:span text:style-name="_5b_RPG_5d__20_Kiemelt_20_kifejezés"><text:span text:style-name="T89">folyamatosan </text:span></text:span><text:span text:style-name="_5b_RPG_5d__20_Kiemelt_20_kifejezés"><text:span text:style-name="T79">hátrál</text:span></text:span><text:span text:style-name="_5b_RPG_5d__20_Kiemelt_20_kifejezés"><text:span text:style-name="T89">nod kell.</text:span></text:span></text:p>
      <text:p text:style-name="Text_20_body"><text:span text:style-name="_5b_RPG_5d__20_Kiemelt_20_kifejezés"><text:span text:style-name="T78"/></text:span></text:p>
      <text:p text:style-name="Text_20_body"><text:span text:style-name="_5b_RPG_5d__20_Kiemelt_20_kifejezés"><text:span text:style-name="T78">Kezdeményező Taktika: <text:s text:c="2"/></text:span></text:span><text:span text:style-name="_5b_RPG_5d__20_Kiemelt_20_kifejezés"><text:span text:style-name="T79">+1KÉ </text:span></text:span><text:span text:style-name="_5b_RPG_5d__20_Kiemelt_20_kifejezés"><text:span text:style-name="T90">→</text:span></text:span><text:span text:style-name="_5b_RPG_5d__20_Kiemelt_20_kifejezés"><text:span text:style-name="T79"> -2VÉ <text:s text:c="2"/>(max: </text:span></text:span><text:span text:style-name="_5b_RPG_5d__20_Kiemelt_20_kifejezés"><text:span text:style-name="T91">KÉ:+</text:span></text:span><text:span text:style-name="_5b_RPG_5d__20_Kiemelt_20_kifejezés"><text:span text:style-name="T79">10)</text:span></text:span></text:p>
      <text:p text:style-name="Text_20_body"><text:span text:style-name="_5b_RPG_5d__20_Kiemelt_20_kifejezés"><text:span text:style-name="T79"/></text:span></text:p>
      <text:p text:style-name="Text_20_body"><text:span text:style-name="_5b_RPG_5d__20_Kiemelt_20_kifejezés"><text:span text:style-name="T79"/></text:span></text:p>
      <text:p text:style-name="P74"><text:span text:style-name="T3"/></text:p>
      <text:p text:style-name="P75"><text:span text:style-name="T78">Kiváró Taktika: </text:span><text:span text:style-name="T79">Nyert </text:span><text:span text:style-name="T81">Kezdeményezés esetén</text:span><text:span text:style-name="T79"> átengedett támadás </text:span><text:span text:style-name="_5b_RPG_5d__20_Kiemelt_20_kifejezés"><text:span text:style-name="T90">→</text:span></text:span><text:span text:style-name="_5b_RPG_5d__20_Kiemelt_20_kifejezés"><text:span text:style-name="T79"> </text:span></text:span><text:span text:style-name="T79">E</text:span><text:span text:style-name="T92">lső visszatámadásra</text:span><text:span text:style-name="T79"> </text:span><text:span text:style-name="T85">+5 TÉ</text:span></text:p>
      <text:p text:style-name="Text_20_body"><text:span text:style-name="_5b_RPG_5d__20_Kiemelt_20_kifejezés"><text:span text:style-name="T85"/></text:span></text:p>
      <text:p text:style-name="P76"><text:span text:style-name="_5b_RPG_5d__20_Kiemelt_20_kifejezés"><text:span text:style-name="T85">Fáraszt</text:span></text:span><text:span text:style-name="_5b_RPG_5d__20_Kiemelt_20_kifejezés"><text:span text:style-name="T93">ó taktika </text:span></text:span><text:span text:style-name="_5b_RPG_5d_Kiemelt_20_kifejezés"><text:span text:style-name="T94">⇄ </text:span></text:span><text:span text:style-name="_5b_RPG_5d__20_Kiemelt_20_kifejezés"><text:span text:style-name="T85">:</text:span></text:span><text:span text:style-name="_5b_RPG_5d__20_Kiemelt_20_kifejezés"><text:span text:style-name="T79"> </text:span></text:span><text:span text:style-name="_5b_RPG_5d__20_Kiemelt_20_kifejezés"><text:span text:style-name="T95">VÉ csökk: +2; </text:span></text:span><text:span text:style-name="_5b_RPG_5d__20_Kiemelt_20_kifejezés"><text:span text:style-name="T79">Sebzés helyett: (Nagykocka +10 VÉ csökkentés). </text:span></text:span><text:span text:style-name="_5b_RPG_5d__20_Kiemelt_20_kifejezés"><text:span text:style-name="T96">00 dobásnál tovább +5VÉ csökk.<text:line-break/></text:span></text:span><text:span text:style-name="_5b_RPG_5d__20_Kiemelt_20_kifejezés"><text:span text:style-name="T97">Nem kombinálható más taktikával. „</text:span></text:span><text:span text:style-name="_5b_RPG_5d__20_Kiemelt_20_kifejezés"><text:span text:style-name="T96">Fegyverméret - pengehátrány” harci helyzetből NEM alkalmazható.</text:span></text:span></text:p>
      <text:p text:style-name="P77"><text:span text:style-name="_5b_RPG_5d_Kiemelt_20_kifejezés"><text:span text:style-name="T98"/></text:span></text:p>
      <text:p text:style-name="P77"><text:span text:style-name="_5b_RPG_5d_Kiemelt_20_kifejezés"><text:span text:style-name="T98">Visszafogott </text:span></text:span><text:span text:style-name="_5b_RPG_5d_Kiemelt_20_kifejezés"><text:span text:style-name="T99">taktika </text:span></text:span><text:span text:style-name="_5b_RPG_5d_Kiemelt_20_kifejezés"><text:span text:style-name="T94">⇄</text:span></text:span><text:span text:style-name="_5b_RPG_5d_Kiemelt_20_kifejezés"><text:span text:style-name="T100"> </text:span></text:span><text:span text:style-name="_5b_RPG_5d_Kiemelt_20_kifejezés"><text:span text:style-name="T99">:</text:span></text:span><text:span text:style-name="_5b_RPG_5d_Kiemelt_20_kifejezés"><text:span text:style-name="T101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85"/></text:span></text:p>
      <text:p text:style-name="Text_20_body"><text:span text:style-name="_5b_RPG_5d__20_Kiemelt_20_kifejezés"><text:span text:style-name="T85">Plusz támadás taktika:</text:span></text:span><text:span text:style-name="_5b_RPG_5d__20_Kiemelt_20_kifejezés"><text:span text:style-name="T79"> +1 támadás. Cserébe </text:span></text:span><text:span text:style-name="_5b_RPG_5d__20_Kiemelt_20_kifejezés"><text:span text:style-name="T102">minden</text:span></text:span><text:span text:style-name="_5b_RPG_5d__20_Kiemelt_20_kifejezés"><text:span text:style-name="T79"> támadásodnál a körben „VÉ csökken</text:span></text:span><text:span text:style-name="_5b_RPG_5d__20_Kiemelt_20_kifejezés"><text:span text:style-name="T103">tés – Kiskocka” hatást</text:span></text:span><text:span text:style-name="_5b_RPG_5d__20_Kiemelt_20_kifejezés"><text:span text:style-name="T79"> szenvedsz el. A kör elején kell dönteni, kör közben már nem módosítható.</text:span></text:span></text:p>
      <text:p text:style-name="Text_20_body"><text:span text:style-name="_5b_RPG_5d__20_Kiemelt_20_kifejezés"><text:span text:style-name="T85"><text:line-break/></text:span></text:span></text:p>
      <text:p text:style-name="Text_20_body"><text:span text:style-name="_5b_RPG_5d__20_Kiemelt_20_kifejezés"><text:span text:style-name="T85"/></text:span></text:p>
      <text:p text:style-name="Text_20_body"><text:span text:style-name="_5b_RPG_5d__20_Kiemelt_20_kifejezés"><text:span text:style-name="T85">Roham </text:span></text:span><text:span text:style-name="_5b_RPG_5d__20_Kiemelt_20_kifejezés"><text:span text:style-name="T93">taktika</text:span></text:span><text:span text:style-name="_5b_RPG_5d__20_Kiemelt_20_kifejezés"><text:span text:style-name="T85">: </text:span></text:span><text:span text:style-name="T85">+ 20 TÉ, - 40 VÉ, <text:s/>VÉ csökkentés:(Nagykocka + 1) <text:s/></text:span><text:span text:style-name="T104">első oda-visszacsapásra</text:span><text:span text:style-name="T85">; <text:s text:c="5"/>Sebzés: +5 SP</text:span></text:p>
      <text:p text:style-name="Text_20_body"><text:span text:style-name="T85"/></text:p>
      <text:p text:style-name="P78"><text:span text:style-name="_5b_RPG_5d__20_Kiemelt_20_kifejezés"><text:span text:style-name="T85">Öngyilkos Roham </text:span></text:span><text:span text:style-name="_5b_RPG_5d__20_Kiemelt_20_kifejezés"><text:span text:style-name="T93">taktika</text:span></text:span><text:span text:style-name="_5b_RPG_5d__20_Kiemelt_20_kifejezés"><text:span text:style-name="T85">: </text:span></text:span><text:span text:style-name="T85">+ 25 TÉ, - 50 VÉ, VÉ csökkentés:(Nagykocka + 1); <text:s text:c="3"/>Sebzés: +7 SP; <text:s/></text:span><text:span text:style-name="T104">Sebesülés TÉ bünti nullázódik.</text:span></text:p>
      <text:p text:style-name="Text_20_body"><text:span text:style-name="T104"/></text:p>
      <text:p text:style-name="Text_20_body"><text:span text:style-name="T104"/></text:p>
      <text:p text:style-name="P79"><text:span text:style-name="T3"/></text:p>
      <text:p text:style-name="P79"><text:span text:style-name="T3">Támadás erőből </text:span><text:span text:style-name="T105">taktika</text:span>: <text:s/>+1 SP → -3 TÉ <text:span text:style-name="T106">(Támadás Erőből fortély (2) követelmény)</text:span></text:p>
      <text:p text:style-name="P80"><text:span text:style-name="_5b_RPG_5d_Kiemelt_20_kifejezés"><text:span text:style-name="T107"/></text:span></text:p>
      <text:p text:style-name="P81"><text:span text:style-name="_5b_RPG_5d_Kiemelt_20_kifejezés"><text:span text:style-name="T100">Érintő </text:span></text:span><text:span text:style-name="_5b_RPG_5d_Kiemelt_20_kifejezés"><text:span text:style-name="T108">taktika</text:span></text:span><text:span text:style-name="_5b_RPG_5d_Kiemelt_20_kifejezés"><text:span text:style-name="T100"> </text:span></text:span><text:span text:style-name="_5b_RPG_5d_Kiemelt_20_kifejezés"><text:span text:style-name="T94">⇄ : </text:span></text:span><text:span text:style-name="_5b_RPG_5d_Kiemelt_20_kifejezés"><text:span text:style-name="T109">KÉ:0, TÉ:0, VÉ:-10</text:span></text:span></text:p>
      <text:p text:style-name="P82"/>
      <text:p text:style-name="P82"/>
      <text:p text:style-name="P83"/>
      <text:h text:style-name="Heading_20_3" text:outline-level="3"><text:a xlink:type="simple" xlink:href="https://github.com/kaktusztea/szilankrpg/blob/master/md/066_00_manoverek.md" text:style-name="Internet_20_link" text:visited-style-name="Visited_20_Internet_20_Link">Manőverek</text:a></text:h>
      <text:p text:style-name="Text_20_body"/>
      <text:p text:style-name="P84">→ <text:a xlink:type="simple" xlink:href="https://github.com/kaktusztea/szilankrpg/blob/master/md/066_05_altalanos_manoverek.md" text:style-name="Internet_20_link" text:visited-style-name="Visited_20_Internet_20_Link"><text:span text:style-name="T3">Á</text:span><text:span text:style-name="T110">ltalános Manőverek</text:span></text:a></text:p>
      <text:p text:style-name="P85"/>
      <text:p text:style-name="P86">→ <text:a xlink:type="simple" xlink:href="https://github.com/kaktusztea/szilankrpg/blob/master/md/066_06_belharcos_manoverek.md" text:style-name="Internet_20_link" text:visited-style-name="Visited_20_Internet_20_Link"><text:span text:style-name="T3">Belharcos Manőverek</text:span></text:a></text:p>
      <text:p text:style-name="P86"/>
      <text:p text:style-name="P86">→ <text:a xlink:type="simple" xlink:href="https://github.com/kaktusztea/szilankrpg/blob/master/md/067_04_lovas_leglovas_manoverek.md" text:style-name="Internet_20_link" text:visited-style-name="Visited_20_Internet_20_Link"><text:span text:style-name="T3">Lovas/Léglovas Manőverek</text:span></text:a></text:p>
      <text:p text:style-name="P86"/>
      <text:p text:style-name="P8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87">Harci helyzetek</text:p>
            </table:table-cell>
            <table:table-cell table:style-name="Table2.A1" office:value-type="string">
              <text:p text:style-name="P88">Módosító</text:p>
            </table:table-cell>
            <table:table-cell table:style-name="Table2.C1" office:value-type="string">
              <text:p text:style-name="P89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0">Belharci szituáció</text:p>
          </table:table-cell>
          <table:table-cell table:style-name="Table2.A2" office:value-type="string">
            <text:p text:style-name="P91">Lásd a leírást!</text:p>
          </table:table-cell>
          <table:table-cell table:style-name="Table2.C2" office:value-type="string">
            <text:p text:style-name="P92"><text:span text:style-name="T28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28">KÉ:+2</text:span></text:span><text:span text:style-name="T28">, </text:span><text:span text:style-name="Source_5f_Text"><text:span text:style-name="T28">TÉ/VÉ:+</text:span></text:span><text:span text:style-name="Source_5f_Text"><text:span text:style-name="T111">4</text:span></text:span><text:span text:style-name="T28"> fokonként. Csak </text:span><text:span text:style-name="T31">Közelharc</text:span><text:span text:style-name="T28"> harcmodorban, </text:span><text:span text:style-name="T111">belharcos fegyverrel</text:span><text:span text:style-name="T28"> jár.<text:line-break/>• rövid (0) pengehossznál nagyobb:</text:span></text:p>
            <text:p text:style-name="P93"><text:s text:c="2"/>→ azonos a <text:a xlink:type="simple" xlink:href="https://github.com/kaktusztea/szilankrpg/blob/master/md/065_01_harci_helyzetek.md#beszoritott-helyzet-2-erősen" text:style-name="Internet_20_link" text:visited-style-name="Visited_20_Internet_20_Link">Beszorított helyzet (2) Erősen</text:a> hatásaival.</text:p>
            <text:p text:style-name="P92"><text:span text:style-name="T28"><text:s text:c="2"/>→ <text:s/>Sebzés csökkentett<text:line-break/>• </text:span><text:span text:style-name="T31">Erőbónusz</text:span><text:span text:style-name="T28"> és </text:span><text:span text:style-name="T31">MF</text:span><text:span text:style-name="T28"> fortély bónuszai maradnak.<text:line-break/>• Puszta kéz értékei </text:span><text:span text:style-name="Source_5f_Text"><text:span text:style-name="T28">0</text:span></text:span><text:span text:style-name="T28">-ra emelkednek</text:span></text:p>
          </table:table-cell>
        </table:table-row>
        <table:table-row table:style-name="Table2.3">
          <table:table-cell table:style-name="Table2.A2" office:value-type="string">
            <text:p text:style-name="P90">Beszorított helyzet</text:p>
          </table:table-cell>
          <table:table-cell table:style-name="Table2.A2" office:value-type="string">
            <text:p text:style-name="P91"><text:a xlink:type="simple" xlink:href="https://github.com/kaktusztea/szilankrpg/blob/master/md/065_01_harci_helyzetek.md#beszorított-helyzet" text:style-name="Internet_20_link" text:visited-style-name="Visited_20_Internet_20_Link">Lásd a leírást!</text:a>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4">
          <table:table-cell table:style-name="Table2.A2" office:value-type="string">
            <text:p text:style-name="P94">Csúszós talaj</text:p>
          </table:table-cell>
          <table:table-cell table:style-name="Table2.A2" office:value-type="string">
            <text:p text:style-name="P95">Hátrány-1 TÉ dobásra</text:p>
          </table:table-cell>
          <table:table-cell table:style-name="Table2.C2" office:value-type="string">
            <text:p text:style-name="P94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0">Észrevétlen támadás</text:p>
          </table:table-cell>
          <table:table-cell table:style-name="Table2.A2" office:value-type="string">
            <text:p text:style-name="P91">Áldozat Védő Értéke: mozgás jellegétől függő VÉ</text:p>
          </table:table-cell>
          <table:table-cell table:style-name="Table2.C2" office:value-type="string">
            <text:p text:style-name="P96">A támadó más helyzeti/taktika TÉ bónuszt nem kaphat. </text:p>
            <text:p text:style-name="P96"><text:span text:style-name="T112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13">Célpont mozgás jellegétől függő VÉ táblázatot online</text:span></text:a><text:span text:style-name="T112">.</text:span></text:p>
          </table:table-cell>
        </table:table-row>
        <table:table-row table:style-name="Table2.6">
          <table:table-cell table:style-name="Table2.A2" office:value-type="string">
            <text:p text:style-name="P90">Fegyverrántás <text:span text:style-name="T114">váratlanul</text:span></text:p>
          </table:table-cell>
          <table:table-cell table:style-name="Table2.A2" office:value-type="string">
            <text:p text:style-name="P97"><text:span text:style-name="Source_5f_Text"><text:span text:style-name="T115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98"><text:span text:style-name="T116">S</text:span><text:span text:style-name="T28">ikeres rántás után (is) az ellen támad - </text:span><text:span text:style-name="T117">fegyveres VÉ ellen.</text:span></text:p>
            <text:p text:style-name="P98"><text:span text:style-name="T28">Viszont </text:span><text:span text:style-name="T31">10</text:span><text:span text:style-name="T28">-el túldobott </text:span><text:span text:style-name="T31">KÉ</text:span><text:span text:style-name="T28"> esetén már maga a fegyverrántó támadhat elsőnek azonnal – teljes harcértékével.<text:line-break/>További szituációk a részletes leírásnál.<text:line-break/></text:span><text:span text:style-name="T31">Fegyverrántás fortély bónusza</text:span><text:span text:style-name="T28">:<text:line-break/></text:span><text:span text:style-name="T31">1. fok</text:span><text:span text:style-name="T28">: 1 Hátrányt semlegesít, </text:span><text:span text:style-name="T31">2. fok</text:span><text:span text:style-name="T28">: 2 Hátrányt semlegesít</text:span></text:p>
          </table:table-cell>
        </table:table-row>
        <table:table-row table:style-name="Table2.7">
          <table:table-cell table:style-name="Table2.A2" office:value-type="string">
            <text:p text:style-name="P90">Félhátulról támadás</text:p>
          </table:table-cell>
          <table:table-cell table:style-name="Table2.A2" office:value-type="string">
            <text:p text:style-name="P97"><text:span text:style-name="Source_5f_Text"><text:span text:style-name="T115">Előny+1 TÉ dobásra</text:span></text:span></text:p>
          </table:table-cell>
          <table:table-cell table:style-name="Table2.C2" office:value-type="string">
            <text:p text:style-name="P90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0">Félhomályban</text:p>
          </table:table-cell>
          <table:table-cell table:style-name="Table2.A2" office:value-type="string">
            <text:p text:style-name="P99"><text:span text:style-name="Source_5f_Text"><text:span text:style-name="T115">H</text:span></text:span><text:span text:style-name="Source_5f_Text"><text:span text:style-name="T28">átrány-1 TÉ dobásra</text:span></text:span></text:p>
          </table:table-cell>
          <table:table-cell table:style-name="Table2.C2" office:value-type="string">
            <text:p text:style-name="P100"><text:span text:style-name="Source_5f_Text"><text:span text:style-name="T118">M</text:span></text:span><text:span text:style-name="Source_5f_Text"><text:span text:style-name="T28">indenkinél.</text:span></text:span><text:line-break/>Félhomályban nehezebb harcolni, a fegyverek mozgása nehezebben látható.Vakharc - 1.fok megszünteti a büntetést.</text:p>
          </table:table-cell>
        </table:table-row>
        <table:table-row table:style-name="Table2.9">
          <table:table-cell table:style-name="Table2.A2" office:value-type="string">
            <text:p text:style-name="P90">Fegyverméret - pengehátrány</text:p>
          </table:table-cell>
          <table:table-cell table:style-name="Table2.A2" office:value-type="string">
            <text:p text:style-name="P101">VÉ csökkentés - Kiskocka</text:p>
          </table:table-cell>
          <table:table-cell table:style-name="Table2.C2" office:value-type="string">
            <text:p text:style-name="P90">Példa: Tőr vs. Hosszúkard</text:p>
          </table:table-cell>
        </table:table-row>
        <table:table-row table:style-name="Table2.10">
          <table:table-cell table:style-name="Table2.A2" office:value-type="string">
            <text:p text:style-name="P90">Fegyverméret - Azonos</text:p>
          </table:table-cell>
          <table:table-cell table:style-name="Table2.A2" office:value-type="string">
            <text:p text:style-name="P101">VÉ csökkentés - Nagykocka</text:p>
          </table:table-cell>
          <table:table-cell table:style-name="Table2.C2" office:value-type="string">
            <text:p text:style-name="P90">Példa: Rövidkard vs Hosszúkard</text:p>
          </table:table-cell>
        </table:table-row>
        <table:table-row table:style-name="Table2.11">
          <table:table-cell table:style-name="Table2.A2" office:value-type="string">
            <text:p text:style-name="P90">Fegyverméret - 1 pengés előny</text:p>
          </table:table-cell>
          <table:table-cell table:style-name="Table2.A2" office:value-type="string">
            <text:p text:style-name="P101">VÉ csökkentés - Nagykocka</text:p>
          </table:table-cell>
          <table:table-cell table:style-name="Table2.C2" office:value-type="string">
            <text:p text:style-name="P90">Példa: Hosszúkard vs Tőr</text:p>
          </table:table-cell>
        </table:table-row>
        <table:table-row table:style-name="Table2.12">
          <table:table-cell table:style-name="Table2.A2" office:value-type="string">
            <text:p text:style-name="P90">Fegyverméret - <text:span text:style-name="T119">2</text:span> pengés előny</text:p>
          </table:table-cell>
          <table:table-cell table:style-name="Table2.A2" office:value-type="string">
            <text:p text:style-name="P101">VÉ csökkentés - Nagykocka+1</text:p>
          </table:table-cell>
          <table:table-cell table:style-name="Table2.C2" office:value-type="string">
            <text:p text:style-name="P90">Példa: Alabárd vs Tőr</text:p>
          </table:table-cell>
        </table:table-row>
        <table:table-row table:style-name="Table2.13">
          <table:table-cell table:style-name="Table2.A2" office:value-type="string">
            <text:p text:style-name="P90">Földön fekve</text:p>
          </table:table-cell>
          <table:table-cell table:style-name="Table2.A2" office:value-type="string">
            <text:p text:style-name="P99"><text:span text:style-name="Source_5f_Text"><text:span text:style-name="T28">- Hátrány-2 TÉ dobásra<text:line-break/>- VÉ veszteség duplázódik</text:span></text:span>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14">
          <table:table-cell table:style-name="Table2.A2" office:value-type="string">
            <text:p text:style-name="P90">Hátulról támadás</text:p>
          </table:table-cell>
          <table:table-cell table:style-name="Table2.A2" office:value-type="string">
            <text:p text:style-name="P99"><text:span text:style-name="Source_5f_Text"><text:span text:style-name="T28">Előny+2 TÉ dobásra</text:span></text:span></text:p>
          </table:table-cell>
          <table:table-cell table:style-name="Table2.C2" office:value-type="string">
            <text:p text:style-name="P90">A támadó kapja a módosítót. Pajzs VÉ nem számít.</text:p>
          </table:table-cell>
        </table:table-row>
        <table:table-row table:style-name="Table2.15">
          <table:table-cell table:style-name="Table2.A2" office:value-type="string">
            <text:p text:style-name="P90">Helyhez kötve</text:p>
          </table:table-cell>
          <table:table-cell table:style-name="Table2.A2" office:value-type="string">
            <text:p text:style-name="P99"><text:span text:style-name="Source_5f_Text"><text:span text:style-name="T28">- Hátrány-1 TÉ dobásra<text:line-break/>- VÉ veszteség duplázódik</text:span></text:span></text:p>
          </table:table-cell>
          <table:table-cell table:style-name="Table2.C2" office:value-type="string">
            <text:p text:style-name="P102"/>
          </table:table-cell>
        </table:table-row>
        <table:table-row table:style-name="Table2.16">
          <table:table-cell table:style-name="Table2.A2" office:value-type="string">
            <text:p text:style-name="P90">Képzetlen fegyverhasználat</text:p>
          </table:table-cell>
          <table:table-cell table:style-name="Table2.A2" office:value-type="string">
            <text:p text:style-name="P99"><text:span text:style-name="Source_5f_Text"><text:span text:style-name="T28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28">Harcmodor képzettségek és Bónuszaik</text:span></text:span></text:a><text:span text:style-name="Source_5f_Text"><text:span text:style-name="T28"> oldalt.</text:span></text:span></text:p>
          </table:table-cell>
          <table:table-cell table:style-name="Table2.C2" office:value-type="string">
            <text:p text:style-name="P102">A levonások a Harcmodor szintjétől függnek [0-2].szinten.<text:line-break/>A teljes képzetlenség 0.szintől-ről indul.</text:p>
          </table:table-cell>
        </table:table-row>
        <table:table-row table:style-name="Table2.17">
          <table:table-cell table:style-name="Table2.A2" office:value-type="string">
            <text:p text:style-name="P94">Készületlenség</text:p>
          </table:table-cell>
          <table:table-cell table:style-name="Table2.A2" office:value-type="string">
            <text:p text:style-name="P103">Lásd a Meglepetés helyzetet!</text:p>
          </table:table-cell>
          <table:table-cell table:style-name="Table2.C2" office:value-type="string">
            <text:p text:style-name="P90">Ha egy karakter készületlen, akkor támadója a Meglepetés szituációnak megfelelő módosítókkal támadhat rá.</text:p>
          </table:table-cell>
        </table:table-row>
        <table:table-row table:style-name="Table2.18">
          <table:table-cell table:style-name="Table2.A2" office:value-type="string">
            <text:p text:style-name="P104">Láthatatlanul</text:p>
          </table:table-cell>
          <table:table-cell table:style-name="Table2.A2" office:value-type="string">
            <text:p text:style-name="P101">Láthatatlan Támadó: Előny+1/2 Támadó dobásra,<text:line-break/>VÉ csökkentés - <text:span text:style-name="T119">(</text:span>Nagykocka + 1<text:span text:style-name="T119">)</text:span></text:p>
            <text:p text:style-name="P101"/>
            <text:p text:style-name="P101">Védő: Hátrány-1/2 Támadó dobásra</text:p>
          </table:table-cell>
          <table:table-cell table:style-name="Table2.C2" office:value-type="string">
            <text:p text:style-name="P90">Hallható/Csendes támadó.<text:line-break/><text:line-break/>Mérsékli: Vakharc fortély</text:p>
          </table:table-cell>
        </table:table-row>
        <table:table-row table:style-name="Table2.19">
          <table:table-cell table:style-name="Table2.A2" office:value-type="string">
            <text:p text:style-name="P105">Levegőből támadás</text:p>
          </table:table-cell>
          <table:table-cell table:style-name="Table2.A2" office:value-type="string">
            <text:p text:style-name="P101">Előny+2: Támadó Dobásra</text:p>
          </table:table-cell>
          <table:table-cell table:style-name="Table2.C2" office:value-type="string">
            <text:p text:style-name="P90">Esetleges Roham (zuhanás) külön, plusz számolandó.</text:p>
          </table:table-cell>
        </table:table-row>
        <table:table-row table:style-name="Table2.20">
          <table:table-cell table:style-name="Table2.A2" office:value-type="string">
            <text:p text:style-name="P90">Magasabbról</text:p>
          </table:table-cell>
          <table:table-cell table:style-name="Table2.A2" office:value-type="string">
            <text:p text:style-name="P106"><text:span text:style-name="Source_5f_Text"><text:span text:style-name="T115">Előny+1 TÉ dobásra</text:span></text:span></text:p>
          </table:table-cell>
          <table:table-cell table:style-name="Table2.C2" office:value-type="string">
            <text:p text:style-name="P90">A támadó kapja a módosítót.</text:p>
          </table:table-cell>
        </table:table-row>
        <text:soft-page-break/>
        <table:table-row table:style-name="Table2.21">
          <table:table-cell table:style-name="Table2.A2" office:value-type="string">
            <text:p text:style-name="P90">Meglepetés</text:p>
          </table:table-cell>
          <table:table-cell table:style-name="Table2.A2" office:value-type="string">
            <text:p text:style-name="P107"><text:span text:style-name="Source_5f_Text"><text:span text:style-name="T31">Támadó:</text:span></text:span><text:span text:style-name="Source_5f_Text"><text:span text:style-name="T28"><text:line-break/>- Előny+1 TÉ dobásra<text:line-break/>- VÉ csökkentés - </text:span></text:span><text:span text:style-name="Source_5f_Text"><text:span text:style-name="T120">(</text:span></text:span><text:span text:style-name="Source_5f_Text"><text:span text:style-name="T28">Nagykocka + 1</text:span></text:span><text:span text:style-name="Source_5f_Text"><text:span text:style-name="T120">)</text:span></text:span><text:span text:style-name="Source_5f_Text"><text:span text:style-name="T28"><text:line-break/></text:span></text:span><text:span text:style-name="Source_5f_Text"><text:span text:style-name="T31">Védő:</text:span></text:span><text:span text:style-name="Source_5f_Text"><text:span text:style-name="T28"><text:line-break/>- Többszörös támadás elvesztése<text:line-break/>- Utolsónak támadhat a körben</text:span></text:span></text:p>
          </table:table-cell>
          <table:table-cell table:style-name="Table2.C2" office:value-type="string">
            <text:p text:style-name="P90">Pajzs VÉ csak akkor számít, ha a csapás nem hátulról jön.</text:p>
          </table:table-cell>
        </table:table-row>
        <table:table-row table:style-name="Table2.22">
          <table:table-cell table:style-name="Table2.A2" office:value-type="string">
            <text:p text:style-name="P90">Nagy méretű lény <text:span text:style-name="T121">(</text:span>1-10<text:span text:style-name="T121">)</text:span></text:p>
          </table:table-cell>
          <table:table-cell table:style-name="Table2.A2" office:value-type="string">
            <text:p text:style-name="P108">VÉ csökkentés bónusz +[1;10]</text:p>
          </table:table-cell>
          <table:table-cell table:style-name="Table2.C2" office:value-type="string">
            <text:p text:style-name="P102">Erőbónusz 1:1 hozzáadódik a Sebzéshez (`SP`).<text:line-break/>Példa: Gólem: +5 SP; Sárkány:+10 SP</text:p>
          </table:table-cell>
        </table:table-row>
        <table:table-row table:style-name="Table2.22">
          <table:table-cell table:style-name="Table2.A2" office:value-type="string">
            <text:p text:style-name="P90">Pusztakezes harc</text:p>
          </table:table-cell>
          <table:table-cell table:style-name="Table2.A2" office:value-type="string">
            <text:p text:style-name="P99"><text:span text:style-name="Source_5f_Text"><text:span text:style-name="T28">KÉ:-10, TÉ:-10, VÉ:-10; </text:span></text:span><text:span text:style-name="Source_5f_Text"><text:span text:style-name="T122">SP:-5</text:span></text:span></text:p>
          </table:table-cell>
          <table:table-cell table:style-name="Table2.C2" office:value-type="string">
            <text:p text:style-name="P102"/>
          </table:table-cell>
        </table:table-row>
        <table:table-row table:style-name="Table2.24">
          <table:table-cell table:style-name="Table2.A2" office:value-type="string">
            <text:p text:style-name="P90">Rosszabbik kézben tartott fegyver</text:p>
          </table:table-cell>
          <table:table-cell table:style-name="Table2.A2" office:value-type="string">
            <text:p text:style-name="P99"><text:span text:style-name="Source_5f_Text"><text:span text:style-name="T28">Hátrány-1 TÉ dobásra</text:span></text:span></text:p>
          </table:table-cell>
          <table:table-cell table:style-name="Table2.C2" office:value-type="string">
            <text:p text:style-name="P90"><text:span text:style-name="T123">Kivétel: </text:span><text:a xlink:type="simple" xlink:href="https://github.com/kaktusztea/szilankrpg/blob/master/md/fortelyok.harci/ketkezesseg.md" text:style-name="Internet_20_link" text:visited-style-name="Visited_20_Internet_20_Link"><text:span text:style-name="T24">Kétkezesség</text:span></text:a> fortély. Csak annyit ad, hogy rosszabbik kézzel is levonás nélkül tudsz harcolni, de csak 1 fegyverrel!</text:p>
          </table:table-cell>
        </table:table-row>
        <table:table-row table:style-name="Table2.25">
          <table:table-cell table:style-name="Table2.A2" office:value-type="string">
            <text:p text:style-name="P90">Sötét: Félhomály</text:p>
          </table:table-cell>
          <table:table-cell table:style-name="Table2.A2" office:value-type="string">
            <text:p text:style-name="P101">- Hátrány-1 TÉ dobásra<text:line-break/>- Érzék(látás) - zavart</text:p>
          </table:table-cell>
          <table:table-cell table:style-name="Table2.C2" office:value-type="string">
            <text:p text:style-name="P90">Mérsékli: <text:a xlink:type="simple" xlink:href="https://github.com/kaktusztea/szilankrpg/blob/master/md/fortelyok.harci/vakharc.md" text:style-name="Internet_20_link" text:visited-style-name="Visited_20_Internet_20_Link">Vakharc</text:a> fortély.</text:p>
            <text:p text:style-name="P90">Félhomályban nehezebb harcolni, a fegyverek mozgása nehezebben látható.</text:p>
          </table:table-cell>
        </table:table-row>
        <table:table-row table:style-name="Table2.26">
          <table:table-cell table:style-name="Table2.A2" office:value-type="string">
            <text:p text:style-name="P90">Sötét: teljes, zajokkal</text:p>
          </table:table-cell>
          <table:table-cell table:style-name="Table2.A2" office:value-type="string">
            <text:p text:style-name="P109">- Hátrány-1 TÉ dobásra<text:line-break/>- Érzék(látás) - <text:span text:style-name="T124">teljes</text:span></text:p>
          </table:table-cell>
          <table:table-cell table:style-name="Table2.C2" office:value-type="string">
            <text:p text:style-name="P110">Mérsékli: <text:a xlink:type="simple" xlink:href="https://github.com/kaktusztea/szilankrpg/blob/master/md/fortelyok.harci/vakharc.md" text:style-name="Internet_20_link" text:visited-style-name="Visited_20_Internet_20_Link">Vakharc</text:a> fortély.<text:line-break/>A zajok mérséklik a büntetést</text:p>
          </table:table-cell>
        </table:table-row>
        <table:table-row table:style-name="Table2.27">
          <table:table-cell table:style-name="Table2.A2" office:value-type="string">
            <text:p text:style-name="P90">Sötét: teljes, csendben</text:p>
          </table:table-cell>
          <table:table-cell table:style-name="Table2.A2" office:value-type="string">
            <text:p text:style-name="P109">- Hátrány-<text:span text:style-name="T124">2</text:span> TÉ dobásra<text:line-break/>- Érzék(látás) - <text:span text:style-name="T124">teljes</text:span></text:p>
          </table:table-cell>
          <table:table-cell table:style-name="Table2.C2" office:value-type="string">
            <text:p text:style-name="P110">Mérsékli: <text:a xlink:type="simple" xlink:href="https://github.com/kaktusztea/szilankrpg/blob/master/md/fortelyok.harci/vakharc.md" text:style-name="Internet_20_link" text:visited-style-name="Visited_20_Internet_20_Link">Vakharc</text:a> fortély.</text:p>
          </table:table-cell>
        </table:table-row>
        <table:table-row table:style-name="Table2.28">
          <table:table-cell table:style-name="Table2.A2" office:value-type="string">
            <text:p text:style-name="P111">Védekező takarásban</text:p>
          </table:table-cell>
          <table:table-cell table:style-name="Table2.A2" office:value-type="string">
            <text:p text:style-name="P112"><text:span text:style-name="Source_5f_Text"><text:span text:style-name="T28">Hátrány-1 TÉ dobásra mindkét félné</text:span></text:span><text:span text:style-name="Source_5f_Text"><text:span text:style-name="T125">l</text:span></text:span></text:p>
          </table:table-cell>
          <table:table-cell table:style-name="Table2.C2" office:value-type="string">
            <text:p text:style-name="P90"/>
          </table:table-cell>
        </table:table-row>
        <table:table-row table:style-name="Table2.29">
          <table:table-cell table:style-name="Table2.A2" office:value-type="string">
            <text:p text:style-name="P90">Védő Érték kiterjesztése másra</text:p>
          </table:table-cell>
          <table:table-cell table:style-name="Table2.A2" office:value-type="string">
            <text:p text:style-name="P101">- Többszörös támadás elvesztése<text:line-break/>- VÉ veszteség duplázódik</text:p>
          </table:table-cell>
          <table:table-cell table:style-name="Table2.C2" office:value-type="string">
            <text:p text:style-name="P113"><text:span text:style-name="T126">A büntetések </text:span>csökkenthető<text:span text:style-name="T126">ek</text:span> a <text:a xlink:type="simple" xlink:href="https://github.com/kaktusztea/szilankrpg/blob/master/md/fortelyok.harci/testor.md" text:style-name="Internet_20_link" text:visited-style-name="Visited_20_Internet_20_Link">Testőr</text:a> fortél<text:span text:style-name="T126">y tanulásával.</text:span></text:p>
          </table:table-cell>
        </table:table-row>
      </table:table>
      <text:p text:style-name="P1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28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04T12:54:57.066664500</dc:date>
    <meta:editing-cycles>98</meta:editing-cycles>
    <meta:editing-duration>PT9H59M7S</meta:editing-duration>
    <meta:print-date>2025-07-04T12:53:14.766735100</meta:print-date>
    <meta:printed-by>PDF files</meta:printed-by>
    <meta:document-statistic meta:table-count="8" meta:image-count="0" meta:object-count="0" meta:page-count="5" meta:paragraph-count="261" meta:word-count="1509" meta:character-count="10046" meta:non-whitespace-character-count="8667"/>
    <meta:user-defined meta:name="Információ 1"/>
    <meta:user-defined meta:name="Információ 2"/>
    <meta:user-defined meta:name="Információ 3"/>
    <meta:user-defined meta:name="Információ 4"/>
  </office:meta>
</office:document-meta>
</file>